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application/x-openoffice-gdimetafile;windows_formatname=&quot;GDIMetaFile&quot;" manifest:full-path="ObjectReplacements/Object 1"/>
  <manifest:file-entry manifest:media-type="" manifest:full-path="ObjectReplacements/Object 2"/>
  <manifest:file-entry manifest:media-type="" manifest:full-path="ObjectReplacements/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spreadsheet" manifest:version="1.2" manifest:full-path="Object 1/"/>
  <manifest:file-entry manifest:media-type="" manifest:full-path="Object 2/Configurations2/"/>
  <manifest:file-entry manifest:media-type="" manifest:full-path="Object 2/statusbar/"/>
  <manifest:file-entry manifest:media-type="" manifest:full-path="Object 2/floater/"/>
  <manifest:file-entry manifest:media-type="" manifest:full-path="Object 2/popupmenu/"/>
  <manifest:file-entry manifest:media-type="text/xml" manifest:full-path="Object 2/content.xml"/>
  <manifest:file-entry manifest:media-type="" manifest:full-path="Object 2/progressbar/"/>
  <manifest:file-entry manifest:media-type="text/xml" manifest:full-path="Object 2/styles.xml"/>
  <manifest:file-entry manifest:media-type="" manifest:full-path="Object 2/menubar/"/>
  <manifest:file-entry manifest:media-type="" manifest:full-path="Object 2/toolbar/"/>
  <manifest:file-entry manifest:media-type="text/xml" manifest:full-path="Object 2/settings.xml"/>
  <manifest:file-entry manifest:media-type="application/vnd.oasis.opendocument.spreadsheet" manifest:version="1.2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horndale AMT" svg:font-family="'Thorndale AMT'" style:font-family-generic="roman" style:font-pitch="variable"/>
    <style:font-face style:name="Albany AMT" svg:font-family="'Albany AMT'" style:font-family-generic="swiss" style:font-pitch="variable"/>
    <style:font-face style:name="Albany AMT1" svg:font-family="'Albany AMT'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officeooo:rsid="00121def" officeooo:paragraph-rsid="00121def" style:font-size-asian="14pt" style:font-weight-asian="bold" style:font-size-complex="14pt" style:font-weight-complex="bold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2" style:family="graphic" style:parent-style-name="OLE">
      <style:graphic-properties style:horizontal-pos="center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Generic Tests :</text:p>
      <text:p text:style-name="P1"><draw:frame draw:style-name="fr1" draw:name="Object1" text:anchor-type="paragraph" svg:x="0.5366in" svg:y="0.7693in" svg:width="5.8516in" svg:height="9.4681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"><text:soft-page-break/>Other Test Cases :</text:p>
      <text:p text:style-name="P1"/>
      <text:p text:style-name="P1"/>
      <text:p text:style-name="P1"/>
      <text:p text:style-name="P1"><draw:frame draw:style-name="fr2" draw:name="Object2" text:anchor-type="paragraph" svg:width="5.8516in" svg:height="2.2925in" draw:z-index="1"><draw:object xlink:href="./Object 2" xlink:type="simple" xlink:show="embed" xlink:actuate="onLoad"/><draw:image xlink:href="./ObjectReplacements/Object 2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Thorndale AMT" svg:font-family="'Thorndale AMT'" style:font-family-generic="roman" style:font-pitch="variable"/>
    <style:font-face style:name="Albany AMT" svg:font-family="'Albany AMT'" style:font-family-generic="swiss" style:font-pitch="variable"/>
    <style:font-face style:name="Albany AMT1" svg:font-family="'Albany AMT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horndale AMT" fo:font-size="12pt" fo:language="en" fo:country="US" style:letter-kerning="true" style:font-name-asian="Albany AMT1" style:font-size-asian="10.5pt" style:language-asian="zh" style:country-asian="CN" style:font-name-complex="Albany AMT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lbany AMT" fo:font-size="14pt" style:font-name-asian="Albany AMT1" style:font-size-asian="14pt" style:font-name-complex="Albany AMT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4-23T08:22:33</meta:creation-date>
    <dc:date>2011-04-23T09:38:01</dc:date>
    <meta:editing-duration>PT00H07M50S</meta:editing-duration>
    <meta:editing-cycles>2</meta:editing-cycles>
    <meta:generator>OpenOffice.org/3.2$Linux OpenOffice.org_project/320m19$Build-9505</meta:generator>
    <meta:document-statistic meta:table-count="0" meta:image-count="0" meta:object-count="2" meta:page-count="2" meta:paragraph-count="2" meta:word-count="7" meta:character-count="3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lbany AMT" svg:font-family="'Albany AMT'" style:font-family-generic="swiss" style:font-pitch="variable"/>
    <style:font-face style:name="Albany AMT1" svg:font-family="'Albany AMT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6492in"/>
    </style:style>
    <style:style style:name="co3" style:family="table-column">
      <style:table-column-properties fo:break-before="auto" style:column-width="0.8409in"/>
    </style:style>
    <style:style style:name="co4" style:family="table-column">
      <style:table-column-properties fo:break-before="auto" style:column-width="0.7425in"/>
    </style:style>
    <style:style style:name="co5" style:family="table-column">
      <style:table-column-properties fo:break-before="auto" style:column-width="1.74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043in" fo:break-before="auto" style:use-optimal-row-height="false"/>
    </style:style>
    <style:style style:name="ro3" style:family="table-row">
      <style:table-row-properties style:row-height="0.5693in" fo:break-before="auto" style:use-optimal-row-height="false"/>
    </style:style>
    <style:style style:name="ro4" style:family="table-row">
      <style:table-row-properties style:row-height="0.3937in" fo:break-before="auto" style:use-optimal-row-height="false"/>
    </style:style>
    <style:style style:name="ro5" style:family="table-row">
      <style:table-row-properties style:row-height="0.5799in" fo:break-before="auto" style:use-optimal-row-height="false"/>
    </style:style>
    <style:style style:name="ro6" style:family="table-row">
      <style:table-row-properties style:row-height="0.6634in" fo:break-before="auto" style:use-optimal-row-height="false"/>
    </style:style>
    <style:style style:name="ro7" style:family="table-row">
      <style:table-row-properties style:row-height="0.3311in" fo:break-before="auto" style:use-optimal-row-height="true"/>
    </style:style>
    <style:style style:name="ro8" style:family="table-row">
      <style:table-row-properties style:row-height="0.4866in" fo:break-before="auto" style:use-optimal-row-height="true"/>
    </style:style>
    <style:style style:name="ro9" style:family="table-row">
      <style:table-row-properties style:row-height="0.642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row table:style-name="ro1" table:number-rows-repeated="3">
          <table:table-cell table:number-columns-repeated="2"/>
          <table:table-cell table:style-name="Default" table:number-columns-repeated="5"/>
        </table:table-row>
        <table:table-row table:style-name="ro1">
          <table:table-cell table:number-columns-repeated="2"/>
          <table:table-cell table:style-name="ce1" office:value-type="string">
            <text:p>Si No</text:p>
          </table:table-cell>
          <table:table-cell table:style-name="ce1" office:value-type="string">
            <text:p>Test Cas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Status</text:p>
          </table:table-cell>
          <table:table-cell table:style-name="ce1" office:value-type="string">
            <text:p>Comments</text:p>
          </table:table-cell>
        </table:table-row>
        <table:table-row table:style-name="ro2">
          <table:table-cell table:number-columns-repeated="2"/>
          <table:table-cell office:value-type="string">
            <text:p>1</text:p>
          </table:table-cell>
          <table:table-cell office:value-type="string">
            <text:p>Start the mds server with correct parameters</text:p>
          </table:table-cell>
          <table:table-cell office:value-type="string">
            <text:p>Positive</text:p>
          </table:table-cell>
          <table:table-cell office:value-type="string">
            <text:p>Pass</text:p>
          </table:table-cell>
          <table:table-cell/>
        </table:table-row>
        <table:table-row table:style-name="ro3">
          <table:table-cell table:number-columns-repeated="2"/>
          <table:table-cell office:value-type="string">
            <text:p>2</text:p>
          </table:table-cell>
          <table:table-cell office:value-type="string">
            <text:p>start mds server with incorrect parameters</text:p>
          </table:table-cell>
          <table:table-cell office:value-type="string">
            <text:p>Negative</text:p>
          </table:table-cell>
          <table:table-cell office:value-type="string">
            <text:p>Pass</text:p>
          </table:table-cell>
          <table:table-cell/>
        </table:table-row>
        <table:table-row table:style-name="ro4">
          <table:table-cell table:number-columns-repeated="2"/>
          <table:table-cell office:value-type="string">
            <text:p>3</text:p>
          </table:table-cell>
          <table:table-cell office:value-type="string">
            <text:p>start data server(s) with incorrect parameters</text:p>
          </table:table-cell>
          <table:table-cell office:value-type="string">
            <text:p>Negative</text:p>
          </table:table-cell>
          <table:table-cell office:value-type="string">
            <text:p>Pass</text:p>
          </table:table-cell>
          <table:table-cell/>
        </table:table-row>
        <table:table-row table:style-name="ro5">
          <table:table-cell table:number-columns-repeated="2"/>
          <table:table-cell office:value-type="string">
            <text:p>4</text:p>
          </table:table-cell>
          <table:table-cell office:value-type="string">
            <text:p>start data server(s) with correct parameters</text:p>
          </table:table-cell>
          <table:table-cell office:value-type="string">
            <text:p>Positive</text:p>
          </table:table-cell>
          <table:table-cell office:value-type="string">
            <text:p>Pass</text:p>
          </table:table-cell>
          <table:table-cell/>
        </table:table-row>
        <table:table-row table:style-name="ro6">
          <table:table-cell table:number-columns-repeated="2"/>
          <table:table-cell office:value-type="string">
            <text:p>5</text:p>
          </table:table-cell>
          <table:table-cell office:value-type="string">
            <text:p>start pnfs client giving incorrect parameters</text:p>
          </table:table-cell>
          <table:table-cell office:value-type="string">
            <text:p>Negative</text:p>
          </table:table-cell>
          <table:table-cell office:value-type="string">
            <text:p>Pass</text:p>
          </table:table-cell>
          <table:table-cell/>
        </table:table-row>
        <table:table-row table:style-name="ro7">
          <table:table-cell table:number-columns-repeated="2"/>
          <table:table-cell office:value-type="string">
            <text:p>6</text:p>
          </table:table-cell>
          <table:table-cell office:value-type="string">
            <text:p>start the pnfs client with incorrect parameters</text:p>
          </table:table-cell>
          <table:table-cell office:value-type="string">
            <text:p>Positive</text:p>
          </table:table-cell>
          <table:table-cell office:value-type="string">
            <text:p>Pass</text:p>
          </table:table-cell>
          <table:table-cell/>
        </table:table-row>
        <table:table-row table:style-name="ro7">
          <table:table-cell table:number-columns-repeated="2"/>
          <table:table-cell office:value-type="string">
            <text:p>7</text:p>
          </table:table-cell>
          <table:table-cell office:value-type="string">
            <text:p>Check if mount has happened correctly</text:p>
          </table:table-cell>
          <table:table-cell office:value-type="string">
            <text:p>Positive</text:p>
          </table:table-cell>
          <table:table-cell office:value-type="string">
            <text:p>Pass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8</text:p>
          </table:table-cell>
          <table:table-cell office:value-type="string">
            <text:p>Run cat /etc/fstab or mtab</text:p>
          </table:table-cell>
          <table:table-cell office:value-type="string">
            <text:p>Positive</text:p>
          </table:table-cell>
          <table:table-cell office:value-type="string">
            <text:p>Pass</text:p>
          </table:table-cell>
          <table:table-cell/>
        </table:table-row>
        <table:table-row table:style-name="ro8">
          <table:table-cell table:number-columns-repeated="2"/>
          <table:table-cell office:value-type="string">
            <text:p>9</text:p>
          </table:table-cell>
          <table:table-cell office:value-type="string">
            <text:p>Run ls on empty folder with -a -l options</text:p>
          </table:table-cell>
          <table:table-cell office:value-type="string">
            <text:p>Positive</text:p>
          </table:table-cell>
          <table:table-cell office:value-type="string">
            <text:p>Pass</text:p>
          </table:table-cell>
          <table:table-cell office:value-type="string">
            <text:p>Run it both times when the folder is empty and when it has some contents</text:p>
          </table:table-cell>
        </table:table-row>
        <table:table-row table:style-name="ro8">
          <table:table-cell table:number-columns-repeated="2"/>
          <table:table-cell office:value-type="string">
            <text:p>10</text:p>
          </table:table-cell>
          <table:table-cell office:value-type="string">
            <text:p>Copy file from the local file system to the mount location</text:p>
          </table:table-cell>
          <table:table-cell office:value-type="string">
            <text:p>Positive</text:p>
          </table:table-cell>
          <table:table-cell office:value-type="string">
            <text:p>Pass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11</text:p>
          </table:table-cell>
          <table:table-cell office:value-type="string">
            <text:p>Create Directories</text:p>
          </table:table-cell>
          <table:table-cell office:value-type="string">
            <text:p>Positive</text:p>
          </table:table-cell>
          <table:table-cell office:value-type="string">
            <text:p>Pass</text:p>
          </table:table-cell>
          <table:table-cell/>
        </table:table-row>
        <table:table-row table:style-name="ro8">
          <table:table-cell table:number-columns-repeated="2"/>
          <table:table-cell office:value-type="string">
            <text:p>12</text:p>
          </table:table-cell>
          <table:table-cell office:value-type="string">
            <text:p>Create files</text:p>
          </table:table-cell>
          <table:table-cell office:value-type="string">
            <text:p>Positive</text:p>
          </table:table-cell>
          <table:table-cell office:value-type="string">
            <text:p>Pass</text:p>
          </table:table-cell>
          <table:table-cell office:value-type="string">
            <text:p>Created files by using vi and appending data with '&gt;&gt;' operator </text:p>
          </table:table-cell>
        </table:table-row>
        <table:table-row table:style-name="ro1">
          <table:table-cell table:number-columns-repeated="2"/>
          <table:table-cell office:value-type="string">
            <text:p>13</text:p>
          </table:table-cell>
          <table:table-cell office:value-type="string">
            <text:p>Remove Directories</text:p>
          </table:table-cell>
          <table:table-cell office:value-type="string">
            <text:p>Positive</text:p>
          </table:table-cell>
          <table:table-cell office:value-type="string">
            <text:p>Pass</text:p>
          </table:table-cell>
          <table:table-cell/>
        </table:table-row>
        <table:table-row table:style-name="ro9">
          <table:table-cell table:number-columns-repeated="2"/>
          <table:table-cell office:value-type="string">
            <text:p>14</text:p>
          </table:table-cell>
          <table:table-cell office:value-type="string">
            <text:p>Create sym links</text:p>
          </table:table-cell>
          <table:table-cell office:value-type="string">
            <text:p>Positive</text:p>
          </table:table-cell>
          <table:table-cell office:value-type="string">
            <text:p>Failed</text:p>
          </table:table-cell>
          <table:table-cell office:value-type="string">
            <text:p>Symlinks are implemented but not completely. As of now its not supported completely</text:p>
          </table:table-cell>
        </table:table-row>
        <table:table-row table:style-name="ro1">
          <table:table-cell table:number-columns-repeated="2"/>
          <table:table-cell office:value-type="string">
            <text:p>15</text:p>
          </table:table-cell>
          <table:table-cell office:value-type="string">
            <text:p>Unlink</text:p>
          </table:table-cell>
          <table:table-cell office:value-type="string">
            <text:p>Positive</text:p>
          </table:table-cell>
          <table:table-cell office:value-type="string">
            <text:p>Pass</text:p>
          </table:table-cell>
          <table:table-cell/>
        </table:table-row>
        <table:table-row table:style-name="ro9">
          <table:table-cell table:number-columns-repeated="2"/>
          <table:table-cell office:value-type="string">
            <text:p>16</text:p>
          </table:table-cell>
          <table:table-cell office:value-type="string">
            <text:p>Create hard links</text:p>
          </table:table-cell>
          <table:table-cell office:value-type="string">
            <text:p>Positive</text:p>
          </table:table-cell>
          <table:table-cell office:value-type="string">
            <text:p>Failed</text:p>
          </table:table-cell>
          <table:table-cell office:value-type="string">
            <text:p>Hardlinks are implemented but not completely. As of now its not supported completely</text:p>
          </table:table-cell>
        </table:table-row>
        <table:table-row table:style-name="ro1">
          <table:table-cell table:number-columns-repeated="2"/>
          <table:table-cell office:value-type="string">
            <text:p>17</text:p>
          </table:table-cell>
          <table:table-cell office:value-type="string">
            <text:p>Remove file(s)</text:p>
          </table:table-cell>
          <table:table-cell office:value-type="string">
            <text:p>Positive</text:p>
          </table:table-cell>
          <table:table-cell office:value-type="string">
            <text:p>Pass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18</text:p>
          </table:table-cell>
          <table:table-cell office:value-type="string">
            <text:p>Change owner</text:p>
          </table:table-cell>
          <table:table-cell office:value-type="string">
            <text:p>Positive</text:p>
          </table:table-cell>
          <table:table-cell office:value-type="string">
            <text:p>Pass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19</text:p>
          </table:table-cell>
          <table:table-cell office:value-type="string">
            <text:p>Change permission</text:p>
          </table:table-cell>
          <table:table-cell office:value-type="string">
            <text:p>Positive</text:p>
          </table:table-cell>
          <table:table-cell office:value-type="string">
            <text:p>Pass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20</text:p>
          </table:table-cell>
          <table:table-cell office:value-type="string">
            <text:p>Open file using vi</text:p>
          </table:table-cell>
          <table:table-cell office:value-type="string">
            <text:p>Positive</text:p>
          </table:table-cell>
          <table:table-cell office:value-type="string">
            <text:p>Pass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21</text:p>
          </table:table-cell>
          <table:table-cell office:value-type="string">
            <text:p>Read file</text:p>
          </table:table-cell>
          <table:table-cell office:value-type="string">
            <text:p>Positive</text:p>
          </table:table-cell>
          <table:table-cell office:value-type="string">
            <text:p>Pass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22</text:p>
          </table:table-cell>
          <table:table-cell office:value-type="string">
            <text:p>cat file</text:p>
          </table:table-cell>
          <table:table-cell office:value-type="string">
            <text:p>Positive</text:p>
          </table:table-cell>
          <table:table-cell office:value-type="string">
            <text:p>Pass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23</text:p>
          </table:table-cell>
          <table:table-cell office:value-type="string">
            <text:p>Move files </text:p>
          </table:table-cell>
          <table:table-cell office:value-type="string">
            <text:p>Positive</text:p>
          </table:table-cell>
          <table:table-cell office:value-type="string">
            <text:p>Pass</text:p>
          </table:table-cell>
          <table:table-cell/>
        </table:table-row>
        <table:table-row table:style-name="ro7">
          <table:table-cell table:number-columns-repeated="2"/>
          <table:table-cell office:value-type="string">
            <text:p>24</text:p>
          </table:table-cell>
          <table:table-cell office:value-type="string">
            <text:p>Move directories</text:p>
          </table:table-cell>
          <table:table-cell office:value-type="string">
            <text:p>Positive</text:p>
          </table:table-cell>
          <table:table-cell office:value-type="string">
            <text:p>Failed</text:p>
          </table:table-cell>
          <table:table-cell office:value-type="string">
            <text:p>Renaming directories is not supported currently</text:p>
          </table:table-cell>
        </table:table-row>
        <table:table-row table:style-name="ro1">
          <table:table-cell table:number-columns-repeated="2"/>
          <table:table-cell office:value-type="string">
            <text:p>25</text:p>
          </table:table-cell>
          <table:table-cell office:value-type="string">
            <text:p>Rename files</text:p>
          </table:table-cell>
          <table:table-cell office:value-type="string">
            <text:p>Positive</text:p>
          </table:table-cell>
          <table:table-cell table:number-columns-repeated="2" office:value-type="string">
            <text:p>Pass</text:p>
          </table:table-cell>
        </table:table-row>
        <table:table-row table:style-name="ro8">
          <table:table-cell table:number-columns-repeated="2"/>
          <table:table-cell office:value-type="string">
            <text:p>26</text:p>
          </table:table-cell>
          <table:table-cell office:value-type="string">
            <text:p>Rename Directories</text:p>
          </table:table-cell>
          <table:table-cell office:value-type="string">
            <text:p>Positive</text:p>
          </table:table-cell>
          <table:table-cell office:value-type="string">
            <text:p>Failed</text:p>
          </table:table-cell>
          <table:table-cell office:value-type="string">
            <text:p>Renaming and Moving directories is not suported currently</text:p>
          </table:table-cell>
        </table:table-row>
        <table:table-row table:style-name="ro1">
          <table:table-cell table:number-columns-repeated="2"/>
          <table:table-cell office:value-type="string">
            <text:p>27</text:p>
          </table:table-cell>
          <table:table-cell office:value-type="string">
            <text:p>Append data to a file</text:p>
          </table:table-cell>
          <table:table-cell office:value-type="string">
            <text:p>Positive</text:p>
          </table:table-cell>
          <table:table-cell office:value-type="string">
            <text:p>Pass</text:p>
          </table:table-cell>
          <table:table-cell/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lbany AMT" svg:font-family="'Albany AMT'" style:font-family-generic="swiss" style:font-pitch="variable"/>
    <style:font-face style:name="Albany AMT1" svg:font-family="'Albany AMT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lbany AMT" fo:language="en" fo:country="US" style:font-name-asian="Albany AMT1" style:language-asian="zh" style:country-asian="CN" style:font-name-complex="Albany AMT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23">04/23/2011</text:date>, <text:time>09:38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lbany AMT" svg:font-family="'Albany AMT'" style:font-family-generic="swiss" style:font-pitch="variable"/>
    <style:font-face style:name="Albany AMT1" svg:font-family="'Albany AMT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6492in"/>
    </style:style>
    <style:style style:name="co3" style:family="table-column">
      <style:table-column-properties fo:break-before="auto" style:column-width="0.8409in"/>
    </style:style>
    <style:style style:name="co4" style:family="table-column">
      <style:table-column-properties fo:break-before="auto" style:column-width="0.7425in"/>
    </style:style>
    <style:style style:name="co5" style:family="table-column">
      <style:table-column-properties fo:break-before="auto" style:column-width="1.74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 table:number-rows-repeated="35">
          <table:table-cell table:number-columns-repeated="7"/>
        </table:table-row>
        <table:table-row table:style-name="ro1">
          <table:table-cell table:number-columns-repeated="2"/>
          <table:table-cell table:style-name="ce1" office:value-type="string">
            <text:p>Si No</text:p>
          </table:table-cell>
          <table:table-cell table:style-name="ce1" office:value-type="string">
            <text:p>Test Cas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Status</text:p>
          </table:table-cell>
          <table:table-cell table:style-name="ce1" office:value-type="string">
            <text:p>Comments</text:p>
          </table:table-cell>
        </table:table-row>
        <table:table-row table:style-name="ro2">
          <table:table-cell table:number-columns-repeated="2"/>
          <table:table-cell table:style-name="ce2" office:value-type="string">
            <text:p>1</text:p>
          </table:table-cell>
          <table:table-cell table:style-name="ce2" office:value-type="string">
            <text:p>Copy a large file of size &gt; 16k <text:s/>[ stripe size ] to the mount location</text:p>
          </table:table-cell>
          <table:table-cell table:style-name="ce2" office:value-type="string">
            <text:p>Positive</text:p>
          </table:table-cell>
          <table:table-cell table:style-name="ce2" office:value-type="string">
            <text:p>Pass</text:p>
          </table:table-cell>
          <table:table-cell table:style-name="ce2"/>
        </table:table-row>
        <table:table-row table:style-name="ro3">
          <table:table-cell table:number-columns-repeated="2"/>
          <table:table-cell table:style-name="ce2" office:value-type="string">
            <text:p>2</text:p>
          </table:table-cell>
          <table:table-cell table:style-name="ce2" office:value-type="string">
            <text:p>Modify the large file and make it &gt; 32 k</text:p>
          </table:table-cell>
          <table:table-cell table:style-name="ce2" office:value-type="string">
            <text:p>Positive</text:p>
          </table:table-cell>
          <table:table-cell table:style-name="ce2" office:value-type="string">
            <text:p>Pass</text:p>
          </table:table-cell>
          <table:table-cell table:style-name="ce2"/>
        </table:table-row>
        <table:table-row table:style-name="ro3">
          <table:table-cell table:number-columns-repeated="2"/>
          <table:table-cell table:style-name="ce2" office:value-type="string">
            <text:p>3</text:p>
          </table:table-cell>
          <table:table-cell table:style-name="ce2" office:value-type="string">
            <text:p>Modify the large file and reduce the file size to 4k</text:p>
          </table:table-cell>
          <table:table-cell table:style-name="ce2" office:value-type="string">
            <text:p>Positive</text:p>
          </table:table-cell>
          <table:table-cell table:style-name="ce2" office:value-type="string">
            <text:p>Pass</text:p>
          </table:table-cell>
          <table:table-cell table:style-name="ce2"/>
        </table:table-row>
        <table:table-row table:style-name="ro3">
          <table:table-cell table:number-columns-repeated="2"/>
          <table:table-cell table:style-name="ce2" office:value-type="string">
            <text:p>4</text:p>
          </table:table-cell>
          <table:table-cell table:style-name="ce2" office:value-type="string">
            <text:p>Read a large file from the mount location</text:p>
          </table:table-cell>
          <table:table-cell table:style-name="ce2" office:value-type="string">
            <text:p>Positive</text:p>
          </table:table-cell>
          <table:table-cell table:style-name="ce2" office:value-type="string">
            <text:p>Pass</text:p>
          </table:table-cell>
          <table:table-cell table:style-name="ce2"/>
        </table:table-row>
        <table:table-row table:style-name="ro2">
          <table:table-cell table:number-columns-repeated="2"/>
          <table:table-cell table:style-name="ce2" office:value-type="float" office:value="5">
            <text:p>5</text:p>
          </table:table-cell>
          <table:table-cell table:style-name="ce2" office:value-type="string">
            <text:p>Do a read or write on a large file with 1 data server and multiple data servers </text:p>
          </table:table-cell>
          <table:table-cell table:style-name="ce2" office:value-type="string">
            <text:p>Positive</text:p>
          </table:table-cell>
          <table:table-cell table:style-name="ce2" office:value-type="string">
            <text:p>Pass</text:p>
          </table:table-cell>
          <table:table-cell table:style-name="ce2"/>
        </table:table-row>
      </table:table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lbany AMT" svg:font-family="'Albany AMT'" style:font-family-generic="swiss" style:font-pitch="variable"/>
    <style:font-face style:name="Albany AMT1" svg:font-family="'Albany AMT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lbany AMT" fo:language="en" fo:country="US" style:font-name-asian="Albany AMT1" style:language-asian="zh" style:country-asian="CN" style:font-name-complex="Albany AMT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23">04/23/2011</text:date>, <text:time>08:23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